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2.6618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2.8661in"/>
    </style:style>
    <style:style style:name="co8" style:family="table-column">
      <style:table-column-properties fo:break-before="auto" style:column-width="0.45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0">
      <style:text-properties style:font-name="DejaVu Sans Mono"/>
    </style:style>
    <style:style style:name="T1" style:family="text">
      <style:text-properties fo:color="#0000ff"/>
    </style:style>
    <style:style style:name="T2" style:family="text">
      <style:text-properties fo:color="#00ff00"/>
    </style:style>
    <style:style style:name="T3" style:family="text">
      <style:text-properties fo:color="#ff0000"/>
    </style:style>
    <style:style style:name="T4" style:family="text">
      <style:text-properties fo:color="#ff00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5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>
            <text:p>Producer</text:p>
          </table:table-cell>
          <table:table-cell table:style-name="ce1" office:value-type="string">
            <text:p>Model</text:p>
          </table:table-cell>
          <table:table-cell table:style-name="ce1" office:value-type="string">
            <text:p>Serial number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hannel</text:p>
          </table:table-cell>
          <table:table-cell table:style-name="ce1" office:value-type="string">
            <text:p>Button</text:p>
          </table:table-cell>
          <table:table-cell table:style-name="ce4" office:value-type="string">
            <text:p>Code ON</text:p>
          </table:table-cell>
          <table:table-cell table:style-name="ce4" office:value-type="string">
            <text:p>Code OFF</text:p>
          </table:table-cell>
          <table:table-cell table:style-name="ce1" office:value-type="string">
            <text:p>Reps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Nexa</text:p>
          </table:table-cell>
          <table:table-cell office:value-type="string">
            <text:p>NEYCT-705</text:p>
          </table:table-cell>
          <table:table-cell office:value-type="string">
            <text:p>710-NEYCT0705-NESEA</text:p>
          </table:table-cell>
          <table:table-cell office:value-type="string">
            <text:p>4-channel remote control #1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<text:span text:style-name="T1">000010011110001001100110</text:span>10<text:span text:style-name="T2">0</text:span><text:span text:style-name="T3">1</text:span><text:span text:style-name="T4">0000</text:span></text:p>
          </table:table-cell>
          <table:table-cell office:value-type="string">
            <text:p><text:span text:style-name="T1">000010011110001001100110</text:span>100<text:span text:style-name="T3">0</text:span><text:span text:style-name="T4">0000</text:span>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string">
            <text:p>00001001111000100110011010<text:span text:style-name="T2">0</text:span>1<text:span text:style-name="T4">0001</text:span></text:p>
          </table:table-cell>
          <table:table-cell office:value-type="string">
            <text:p>0000100111100010011001101000<text:span text:style-name="T4">0001</text:span>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</text:p>
          </table:table-cell>
          <table:table-cell office:value-type="float" office:value="3">
            <text:p>3</text:p>
          </table:table-cell>
          <table:table-cell office:value-type="string">
            <text:p>00001001111000100110011010<text:span text:style-name="T2">0</text:span>1<text:span text:style-name="T4">0010</text:span></text:p>
          </table:table-cell>
          <table:table-cell office:value-type="string">
            <text:p>0000100111100010011001101000<text:span text:style-name="T4">0010</text:span>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</text:p>
          </table:table-cell>
          <table:table-cell office:value-type="float" office:value="4">
            <text:p>4</text:p>
          </table:table-cell>
          <table:table-cell office:value-type="string">
            <text:p>00001001111000100110011010<text:span text:style-name="T2">0</text:span>1<text:span text:style-name="T4">0011</text:span></text:p>
          </table:table-cell>
          <table:table-cell office:value-type="string">
            <text:p>0000100111100010011001101000<text:span text:style-name="T4">0011</text:span>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string">
            <text:p>00001001111000100110011010<text:span text:style-name="T2">1</text:span>1<text:span text:style-name="T2">0000</text:span></text:p>
          </table:table-cell>
          <table:table-cell office:value-type="string">
            <text:p>000010011110001001100110101000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I</text:p>
          </table:table-cell>
          <table:table-cell office:value-type="float" office:value="1">
            <text:p>1</text:p>
          </table:table-cell>
          <table:table-cell office:value-type="string">
            <text:p>0000100111100010011001101001<text:span text:style-name="T4">0100</text:span></text:p>
          </table:table-cell>
          <table:table-cell office:value-type="string">
            <text:p>0000100111100010011001101000<text:span text:style-name="T4">0100</text:span>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I</text:p>
          </table:table-cell>
          <table:table-cell office:value-type="float" office:value="2">
            <text:p>2</text:p>
          </table:table-cell>
          <table:table-cell office:value-type="string">
            <text:p>0000100111100010011001101001<text:span text:style-name="T4">0101</text:span></text:p>
          </table:table-cell>
          <table:table-cell office:value-type="string">
            <text:p>0000100111100010011001101000<text:span text:style-name="T4">0101</text:span>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I</text:p>
          </table:table-cell>
          <table:table-cell office:value-type="float" office:value="3">
            <text:p>3</text:p>
          </table:table-cell>
          <table:table-cell office:value-type="string">
            <text:p>0000100111100010011001101001<text:span text:style-name="T4">0110</text:span></text:p>
          </table:table-cell>
          <table:table-cell office:value-type="string">
            <text:p>0000100111100010011001101000<text:span text:style-name="T4">0110</text:span>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I</text:p>
          </table:table-cell>
          <table:table-cell office:value-type="float" office:value="4">
            <text:p>4</text:p>
          </table:table-cell>
          <table:table-cell office:value-type="string">
            <text:p>0000100111100010011001101001<text:span text:style-name="T4">0111</text:span></text:p>
          </table:table-cell>
          <table:table-cell office:value-type="string">
            <text:p>0000100111100010011001101000<text:span text:style-name="T4">0111</text:span>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I</text:p>
          </table:table-cell>
          <table:table-cell office:value-type="string">
            <text:p>G</text:p>
          </table:table-cell>
          <table:table-cell office:value-type="string">
            <text:p>00001001111000100110011010110000</text:p>
          </table:table-cell>
          <table:table-cell office:value-type="string">
            <text:p>000010011110001001100110101000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II</text:p>
          </table:table-cell>
          <table:table-cell office:value-type="float" office:value="1">
            <text:p>1</text:p>
          </table:table-cell>
          <table:table-cell office:value-type="string">
            <text:p>0000100111100010011001101001<text:span text:style-name="T4">1000</text:span></text:p>
          </table:table-cell>
          <table:table-cell office:value-type="string">
            <text:p>0000100111100010011001101000<text:span text:style-name="T4">1000</text:span>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II</text:p>
          </table:table-cell>
          <table:table-cell office:value-type="float" office:value="2">
            <text:p>2</text:p>
          </table:table-cell>
          <table:table-cell office:value-type="string">
            <text:p>0000100111100010011001101001<text:span text:style-name="T4">1001</text:span></text:p>
          </table:table-cell>
          <table:table-cell office:value-type="string">
            <text:p>0000100111100010011001101000<text:span text:style-name="T4">1001</text:span>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II</text:p>
          </table:table-cell>
          <table:table-cell office:value-type="float" office:value="3">
            <text:p>3</text:p>
          </table:table-cell>
          <table:table-cell office:value-type="string">
            <text:p>0000100111100010011001101001<text:span text:style-name="T4">1010</text:span></text:p>
          </table:table-cell>
          <table:table-cell office:value-type="string">
            <text:p>0000100111100010011001101000<text:span text:style-name="T4">1010</text:span>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II</text:p>
          </table:table-cell>
          <table:table-cell office:value-type="float" office:value="4">
            <text:p>4</text:p>
          </table:table-cell>
          <table:table-cell office:value-type="string">
            <text:p>0000100111100010011001101001<text:span text:style-name="T4">1011</text:span></text:p>
          </table:table-cell>
          <table:table-cell office:value-type="string">
            <text:p>0000100111100010011001101000<text:span text:style-name="T4">1011</text:span>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II</text:p>
          </table:table-cell>
          <table:table-cell office:value-type="string">
            <text:p>G</text:p>
          </table:table-cell>
          <table:table-cell office:value-type="string">
            <text:p>00001001111000100110011010110000</text:p>
          </table:table-cell>
          <table:table-cell office:value-type="string">
            <text:p>000010011110001001100110101000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V</text:p>
          </table:table-cell>
          <table:table-cell office:value-type="float" office:value="1">
            <text:p>1</text:p>
          </table:table-cell>
          <table:table-cell office:value-type="string">
            <text:p>0000100111100010011001101001<text:span text:style-name="T4">1100</text:span></text:p>
          </table:table-cell>
          <table:table-cell office:value-type="string">
            <text:p>0000100111100010011001101000<text:span text:style-name="T4">1100</text:span>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V</text:p>
          </table:table-cell>
          <table:table-cell office:value-type="float" office:value="2">
            <text:p>2</text:p>
          </table:table-cell>
          <table:table-cell office:value-type="string">
            <text:p>0000100111100010011001101001<text:span text:style-name="T4">1101</text:span></text:p>
          </table:table-cell>
          <table:table-cell office:value-type="string">
            <text:p>0000100111100010011001101000<text:span text:style-name="T4">1101</text:span>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V</text:p>
          </table:table-cell>
          <table:table-cell office:value-type="float" office:value="3">
            <text:p>3</text:p>
          </table:table-cell>
          <table:table-cell office:value-type="string">
            <text:p>0000100111100010011001101001<text:span text:style-name="T4">1110</text:span></text:p>
          </table:table-cell>
          <table:table-cell office:value-type="string">
            <text:p>0000100111100010011001101000<text:span text:style-name="T4">1110</text:span>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V</text:p>
          </table:table-cell>
          <table:table-cell office:value-type="float" office:value="4">
            <text:p>4</text:p>
          </table:table-cell>
          <table:table-cell office:value-type="string">
            <text:p>0000100111100010011001101001<text:span text:style-name="T4">1111</text:span></text:p>
          </table:table-cell>
          <table:table-cell office:value-type="string">
            <text:p>0000100111100010011001101000<text:span text:style-name="T4">1111</text:span>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V</text:p>
          </table:table-cell>
          <table:table-cell office:value-type="string">
            <text:p>G</text:p>
          </table:table-cell>
          <table:table-cell office:value-type="string">
            <text:p>00001001111000100110011010110000</text:p>
          </table:table-cell>
          <table:table-cell office:value-type="string">
            <text:p>000010011110001001100110101000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Nexa</text:p>
          </table:table-cell>
          <table:table-cell office:value-type="string">
            <text:p>NEYCT-705</text:p>
          </table:table-cell>
          <table:table-cell office:value-type="string">
            <text:p>710-0NEYCT705A000-NESE0</text:p>
          </table:table-cell>
          <table:table-cell office:value-type="string">
            <text:p>4-channel remote control #2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<text:span text:style-name="T1">000110110101110000000011</text:span>10010000</text:p>
          </table:table-cell>
          <table:table-cell office:value-type="string">
            <text:p><text:span text:style-name="T1">000110110101110000000011</text:span>100000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string">
            <text:p>00011011010111000000001110010001</text:p>
          </table:table-cell>
          <table:table-cell office:value-type="string">
            <text:p>0001101101011100000000111000000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</text:p>
          </table:table-cell>
          <table:table-cell office:value-type="float" office:value="3">
            <text:p>3</text:p>
          </table:table-cell>
          <table:table-cell office:value-type="string">
            <text:p>00011011010111000000001110010010</text:p>
          </table:table-cell>
          <table:table-cell office:value-type="string">
            <text:p>0001101101011100000000111000001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</text:p>
          </table:table-cell>
          <table:table-cell office:value-type="float" office:value="4">
            <text:p>4</text:p>
          </table:table-cell>
          <table:table-cell office:value-type="string">
            <text:p>00011011010111000000001110010011</text:p>
          </table:table-cell>
          <table:table-cell office:value-type="string">
            <text:p>0001101101011100000000111000001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string">
            <text:p>00011011010111000000001110110000</text:p>
          </table:table-cell>
          <table:table-cell office:value-type="string">
            <text:p>000110110101110000000011101000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I</text:p>
          </table:table-cell>
          <table:table-cell office:value-type="float" office:value="1">
            <text:p>1</text:p>
          </table:table-cell>
          <table:table-cell office:value-type="string">
            <text:p>00011011010111000000001110010100</text:p>
          </table:table-cell>
          <table:table-cell office:value-type="string">
            <text:p>000110110101110000000011100001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I</text:p>
          </table:table-cell>
          <table:table-cell office:value-type="float" office:value="2">
            <text:p>2</text:p>
          </table:table-cell>
          <table:table-cell office:value-type="string">
            <text:p>00011011010111000000001110010101</text:p>
          </table:table-cell>
          <table:table-cell office:value-type="string">
            <text:p>0001101101011100000000111000010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I</text:p>
          </table:table-cell>
          <table:table-cell office:value-type="float" office:value="3">
            <text:p>3</text:p>
          </table:table-cell>
          <table:table-cell office:value-type="string">
            <text:p>00011011010111000000001110010110</text:p>
          </table:table-cell>
          <table:table-cell office:value-type="string">
            <text:p>0001101101011100000000111000011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I</text:p>
          </table:table-cell>
          <table:table-cell office:value-type="float" office:value="4">
            <text:p>4</text:p>
          </table:table-cell>
          <table:table-cell office:value-type="string">
            <text:p>00011011010111000000001110010111</text:p>
          </table:table-cell>
          <table:table-cell office:value-type="string">
            <text:p>0001101101011100000000111000011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I</text:p>
          </table:table-cell>
          <table:table-cell office:value-type="string">
            <text:p>G</text:p>
          </table:table-cell>
          <table:table-cell office:value-type="string">
            <text:p>00011011010111000000001110110000</text:p>
          </table:table-cell>
          <table:table-cell office:value-type="string">
            <text:p>000110110101110000000011101000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II</text:p>
          </table:table-cell>
          <table:table-cell office:value-type="float" office:value="1">
            <text:p>1</text:p>
          </table:table-cell>
          <table:table-cell office:value-type="string">
            <text:p>00011011010111000000001110011000</text:p>
          </table:table-cell>
          <table:table-cell office:value-type="string">
            <text:p>000110110101110000000011100010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II</text:p>
          </table:table-cell>
          <table:table-cell office:value-type="float" office:value="2">
            <text:p>2</text:p>
          </table:table-cell>
          <table:table-cell office:value-type="string">
            <text:p>00011011010111000000001110011001</text:p>
          </table:table-cell>
          <table:table-cell office:value-type="string">
            <text:p>0001101101011100000000111000100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II</text:p>
          </table:table-cell>
          <table:table-cell office:value-type="float" office:value="3">
            <text:p>3</text:p>
          </table:table-cell>
          <table:table-cell office:value-type="string">
            <text:p>00011011010111000000001110011010</text:p>
          </table:table-cell>
          <table:table-cell office:value-type="string">
            <text:p>0001101101011100000000111000101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II</text:p>
          </table:table-cell>
          <table:table-cell office:value-type="float" office:value="4">
            <text:p>4</text:p>
          </table:table-cell>
          <table:table-cell office:value-type="string">
            <text:p>00011011010111000000001110011011</text:p>
          </table:table-cell>
          <table:table-cell office:value-type="string">
            <text:p>0001101101011100000000111000101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II</text:p>
          </table:table-cell>
          <table:table-cell office:value-type="string">
            <text:p>G</text:p>
          </table:table-cell>
          <table:table-cell office:value-type="string">
            <text:p>00011011010111000000001110110000</text:p>
          </table:table-cell>
          <table:table-cell office:value-type="string">
            <text:p>000110110101110000000011101000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V</text:p>
          </table:table-cell>
          <table:table-cell office:value-type="float" office:value="1">
            <text:p>1</text:p>
          </table:table-cell>
          <table:table-cell office:value-type="string">
            <text:p>00011011010111000000001110011100</text:p>
          </table:table-cell>
          <table:table-cell office:value-type="string">
            <text:p>000110110101110000000011100011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V</text:p>
          </table:table-cell>
          <table:table-cell office:value-type="float" office:value="2">
            <text:p>2</text:p>
          </table:table-cell>
          <table:table-cell office:value-type="string">
            <text:p>00011011010111000000001110011101</text:p>
          </table:table-cell>
          <table:table-cell office:value-type="string">
            <text:p>0001101101011100000000111000110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V</text:p>
          </table:table-cell>
          <table:table-cell office:value-type="float" office:value="3">
            <text:p>3</text:p>
          </table:table-cell>
          <table:table-cell office:value-type="string">
            <text:p>00011011010111000000001110011110</text:p>
          </table:table-cell>
          <table:table-cell office:value-type="string">
            <text:p>0001101101011100000000111000111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V</text:p>
          </table:table-cell>
          <table:table-cell office:value-type="float" office:value="4">
            <text:p>4</text:p>
          </table:table-cell>
          <table:table-cell office:value-type="string">
            <text:p>00011011010111000000001110011111</text:p>
          </table:table-cell>
          <table:table-cell office:value-type="string">
            <text:p>0001101101011100000000111000111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V</text:p>
          </table:table-cell>
          <table:table-cell office:value-type="string">
            <text:p>G</text:p>
          </table:table-cell>
          <table:table-cell office:value-type="string">
            <text:p>00011011010111000000001110110000</text:p>
          </table:table-cell>
          <table:table-cell office:value-type="string">
            <text:p>000110110101110000000011101000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Nexa</text:p>
          </table:table-cell>
          <table:table-cell office:value-type="string">
            <text:p>NEYCT-705</text:p>
          </table:table-cell>
          <table:table-cell office:value-type="string">
            <text:p>710-0NEYCT705A000-NESE0</text:p>
          </table:table-cell>
          <table:table-cell office:value-type="string">
            <text:p>4-channel remote control #3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<text:span text:style-name="T1">000111101111011001001110</text:span>10010000</text:p>
          </table:table-cell>
          <table:table-cell office:value-type="string">
            <text:p><text:span text:style-name="T1">000111101111011001001110</text:span>100000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string">
            <text:p>00011110111101100100111010010001</text:p>
          </table:table-cell>
          <table:table-cell office:value-type="string">
            <text:p>0001111011110110010011101000000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</text:p>
          </table:table-cell>
          <table:table-cell office:value-type="float" office:value="3">
            <text:p>3</text:p>
          </table:table-cell>
          <table:table-cell office:value-type="string">
            <text:p>00011110111101100100111010010010</text:p>
          </table:table-cell>
          <table:table-cell office:value-type="string">
            <text:p>0001111011110110010011101000001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</text:p>
          </table:table-cell>
          <table:table-cell office:value-type="float" office:value="4">
            <text:p>4</text:p>
          </table:table-cell>
          <table:table-cell office:value-type="string">
            <text:p>00011110111101100100111010010011</text:p>
          </table:table-cell>
          <table:table-cell office:value-type="string">
            <text:p>0001111011110110010011101000001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string">
            <text:p>00011110111101100100111010110000</text:p>
          </table:table-cell>
          <table:table-cell office:value-type="string">
            <text:p>000111101111011001001110101000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I</text:p>
          </table:table-cell>
          <table:table-cell office:value-type="float" office:value="1">
            <text:p>1</text:p>
          </table:table-cell>
          <table:table-cell office:value-type="string">
            <text:p>00011110111101100100111010010100</text:p>
          </table:table-cell>
          <table:table-cell office:value-type="string">
            <text:p>000111101111011001001110100001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I</text:p>
          </table:table-cell>
          <table:table-cell office:value-type="float" office:value="2">
            <text:p>2</text:p>
          </table:table-cell>
          <table:table-cell office:value-type="string">
            <text:p>00011110111101100100111010010101</text:p>
          </table:table-cell>
          <table:table-cell office:value-type="string">
            <text:p>0001111011110110010011101000010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I</text:p>
          </table:table-cell>
          <table:table-cell office:value-type="float" office:value="3">
            <text:p>3</text:p>
          </table:table-cell>
          <table:table-cell office:value-type="string">
            <text:p>00011110111101100100111010010110</text:p>
          </table:table-cell>
          <table:table-cell office:value-type="string">
            <text:p>0001111011110110010011101000011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I</text:p>
          </table:table-cell>
          <table:table-cell office:value-type="float" office:value="4">
            <text:p>4</text:p>
          </table:table-cell>
          <table:table-cell office:value-type="string">
            <text:p>00011110111101100100111010010111</text:p>
          </table:table-cell>
          <table:table-cell office:value-type="string">
            <text:p>0001111011110110010011101000011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I</text:p>
          </table:table-cell>
          <table:table-cell office:value-type="string">
            <text:p>G</text:p>
          </table:table-cell>
          <table:table-cell office:value-type="string">
            <text:p>00011110111101100100111010110000</text:p>
          </table:table-cell>
          <table:table-cell office:value-type="string">
            <text:p>000111101111011001001110101000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II</text:p>
          </table:table-cell>
          <table:table-cell office:value-type="float" office:value="1">
            <text:p>1</text:p>
          </table:table-cell>
          <table:table-cell office:value-type="string">
            <text:p>00011110111101100100111010011000</text:p>
          </table:table-cell>
          <table:table-cell office:value-type="string">
            <text:p>000111101111011001001110100010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II</text:p>
          </table:table-cell>
          <table:table-cell office:value-type="float" office:value="2">
            <text:p>2</text:p>
          </table:table-cell>
          <table:table-cell office:value-type="string">
            <text:p>00011110111101100100111010011001</text:p>
          </table:table-cell>
          <table:table-cell office:value-type="string">
            <text:p>0001111011110110010011101000100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II</text:p>
          </table:table-cell>
          <table:table-cell office:value-type="float" office:value="3">
            <text:p>3</text:p>
          </table:table-cell>
          <table:table-cell office:value-type="string">
            <text:p>00011110111101100100111010011010</text:p>
          </table:table-cell>
          <table:table-cell office:value-type="string">
            <text:p>0001111011110110010011101000101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II</text:p>
          </table:table-cell>
          <table:table-cell office:value-type="float" office:value="4">
            <text:p>4</text:p>
          </table:table-cell>
          <table:table-cell office:value-type="string">
            <text:p>00011110111101100100111010011011</text:p>
          </table:table-cell>
          <table:table-cell office:value-type="string">
            <text:p>0001111011110110010011101000101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II</text:p>
          </table:table-cell>
          <table:table-cell office:value-type="string">
            <text:p>G</text:p>
          </table:table-cell>
          <table:table-cell office:value-type="string">
            <text:p>00011110111101100100111010110000</text:p>
          </table:table-cell>
          <table:table-cell office:value-type="string">
            <text:p>000111101111011001001110101000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V</text:p>
          </table:table-cell>
          <table:table-cell office:value-type="float" office:value="1">
            <text:p>1</text:p>
          </table:table-cell>
          <table:table-cell office:value-type="string">
            <text:p>00011110111101100100111010011100</text:p>
          </table:table-cell>
          <table:table-cell office:value-type="string">
            <text:p>000111101111011001001110100011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V</text:p>
          </table:table-cell>
          <table:table-cell office:value-type="float" office:value="2">
            <text:p>2</text:p>
          </table:table-cell>
          <table:table-cell office:value-type="string">
            <text:p>00011110111101100100111010011101</text:p>
          </table:table-cell>
          <table:table-cell office:value-type="string">
            <text:p>0001111011110110010011101000110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V</text:p>
          </table:table-cell>
          <table:table-cell office:value-type="float" office:value="3">
            <text:p>3</text:p>
          </table:table-cell>
          <table:table-cell office:value-type="string">
            <text:p>00011110111101100100111010011110</text:p>
          </table:table-cell>
          <table:table-cell office:value-type="string">
            <text:p>0001111011110110010011101000111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V</text:p>
          </table:table-cell>
          <table:table-cell office:value-type="float" office:value="4">
            <text:p>4</text:p>
          </table:table-cell>
          <table:table-cell office:value-type="string">
            <text:p>00011110111101100100111010011111</text:p>
          </table:table-cell>
          <table:table-cell office:value-type="string">
            <text:p>0001111011110110010011101000111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IV</text:p>
          </table:table-cell>
          <table:table-cell office:value-type="string">
            <text:p>G</text:p>
          </table:table-cell>
          <table:table-cell office:value-type="string">
            <text:p><text:span text:style-name="T1">000111101111011001001110</text:span>10<text:span text:style-name="T2">1</text:span>10000</text:p>
          </table:table-cell>
          <table:table-cell office:value-type="string">
            <text:p><text:span text:style-name="T1">000111101111011001001110</text:span>101000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Nexa</text:p>
          </table:table-cell>
          <table:table-cell table:number-columns-repeated="2" office:value-type="string">
            <text:p>???</text:p>
          </table:table-cell>
          <table:table-cell office:value-type="string">
            <text:p>Living room, wall switch, top</text:p>
          </table:table-cell>
          <table:table-cell table:number-columns-repeated="2"/>
          <table:table-cell office:value-type="string">
            <text:p><text:span text:style-name="T1">000000000010010100011001</text:span>10<text:span text:style-name="T2">0</text:span><text:span text:style-name="T3">1</text:span><text:span text:style-name="T4">0000</text:span></text:p>
          </table:table-cell>
          <table:table-cell office:value-type="string">
            <text:p><text:span text:style-name="T1">000000000010010100011001</text:span>100<text:span text:style-name="T3">0</text:span><text:span text:style-name="T4">0000</text:span>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Nexa</text:p>
          </table:table-cell>
          <table:table-cell table:number-columns-repeated="2" office:value-type="string">
            <text:p>???</text:p>
          </table:table-cell>
          <table:table-cell office:value-type="string">
            <text:p>Living room, wall switch, middle, left</text:p>
          </table:table-cell>
          <table:table-cell table:number-columns-repeated="2"/>
          <table:table-cell office:value-type="string">
            <text:p><text:span text:style-name="T1">000000000001100101000111</text:span>1001<text:span text:style-name="T4">0001</text:span></text:p>
          </table:table-cell>
          <table:table-cell office:value-type="string">
            <text:p><text:span text:style-name="T1">000000000001100101000111</text:span>1000<text:span text:style-name="T4">0001</text:span>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Nexa</text:p>
          </table:table-cell>
          <table:table-cell table:number-columns-repeated="2"/>
          <table:table-cell office:value-type="string">
            <text:p>Living room, wall switch, middle, right</text:p>
          </table:table-cell>
          <table:table-cell table:number-columns-repeated="2"/>
          <table:table-cell office:value-type="string">
            <text:p><text:span text:style-name="T1">000000000001100101000111</text:span>1001<text:span text:style-name="T4">0000</text:span></text:p>
          </table:table-cell>
          <table:table-cell office:value-type="string">
            <text:p><text:span text:style-name="T1">000000000001100101000111</text:span>1000<text:span text:style-name="T4">0000</text:span>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Nexa</text:p>
          </table:table-cell>
          <table:table-cell table:number-columns-repeated="2" office:value-type="string">
            <text:p>???</text:p>
          </table:table-cell>
          <table:table-cell office:value-type="string">
            <text:p>Living room, wall switch, bottom</text:p>
          </table:table-cell>
          <table:table-cell table:number-columns-repeated="2"/>
          <table:table-cell office:value-type="string">
            <text:p><text:span text:style-name="T1">000000000010100001000111</text:span>1001<text:span text:style-name="T4">0000</text:span></text:p>
          </table:table-cell>
          <table:table-cell office:value-type="string">
            <text:p><text:span text:style-name="T1">000000000010100001000111</text:span>1000<text:span text:style-name="T4">0000</text:span>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Nexa</text:p>
          </table:table-cell>
          <table:table-cell table:number-columns-repeated="2" office:value-type="string">
            <text:p>???</text:p>
          </table:table-cell>
          <table:table-cell office:value-type="string">
            <text:p>Hallway, wall switch</text:p>
          </table:table-cell>
          <table:table-cell table:number-columns-repeated="1020"/>
        </table:table-row>
        <table:table-row table:style-name="ro1">
          <table:table-cell office:value-type="string">
            <text:p>Nexa</text:p>
          </table:table-cell>
          <table:table-cell table:number-columns-repeated="2" office:value-type="string">
            <text:p>???</text:p>
          </table:table-cell>
          <table:table-cell office:value-type="string">
            <text:p>Hallway, PIR sensor</text:p>
          </table:table-cell>
          <table:table-cell table:number-columns-repeated="2"/>
          <table:table-cell office:value-type="string">
            <text:p><text:span text:style-name="T1">000011010010011101000011</text:span>10<text:span text:style-name="T2">0</text:span><text:span text:style-name="T3">1</text:span><text:span text:style-name="T4">1001</text:span></text:p>
          </table:table-cell>
          <table:table-cell office:value-type="string">
            <text:p><text:span text:style-name="T1">000011010010011101000011</text:span>10<text:span text:style-name="T2">0</text:span><text:span text:style-name="T3">0</text:span><text:span text:style-name="T4">1001</text:span></text:p>
          </table:table-cell>
          <table:table-cell office:value-type="float" office:value="31">
            <text:p>31</text:p>
          </table:table-cell>
          <table:table-cell table:number-columns-repeated="1015"/>
        </table:table-row>
        <table:table-row table:style-name="ro1">
          <table:table-cell office:value-type="string">
            <text:p>Nexa</text:p>
          </table:table-cell>
          <table:table-cell table:number-columns-repeated="2" office:value-type="string">
            <text:p>???</text:p>
          </table:table-cell>
          <table:table-cell office:value-type="string">
            <text:p>Kitchen, PIR sensor</text:p>
          </table:table-cell>
          <table:table-cell table:number-columns-repeated="2"/>
          <table:table-cell office:value-type="string">
            <text:p><text:span text:style-name="T1">000011001011011101001010</text:span>10<text:span text:style-name="T2">0</text:span><text:span text:style-name="T3">1</text:span><text:span text:style-name="T4">1001</text:span></text:p>
          </table:table-cell>
          <table:table-cell office:value-type="string">
            <text:p><text:span text:style-name="T1">000011001011011101001010</text:span>10<text:span text:style-name="T2">0</text:span><text:span text:style-name="T3">0</text:span><text:span text:style-name="T4">1001</text:span></text:p>
          </table:table-cell>
          <table:table-cell office:value-type="float" office:value="31">
            <text:p>31</text:p>
          </table:table-cell>
          <table:table-cell table:number-columns-repeated="1015"/>
        </table:table-row>
        <table:table-row table:style-name="ro1">
          <table:table-cell office:value-type="string">
            <text:p>Nexa</text:p>
          </table:table-cell>
          <table:table-cell office:value-type="string">
            <text:p>LWST-605</text:p>
          </table:table-cell>
          <table:table-cell office:value-type="string">
            <text:p>710-0LWST0605-NESE0</text:p>
          </table:table-cell>
          <table:table-cell office:value-type="string">
            <text:p>Unused wall switch #3, left</text:p>
          </table:table-cell>
          <table:table-cell table:number-columns-repeated="2"/>
          <table:table-cell office:value-type="string">
            <text:p><text:span text:style-name="T1">000100011011111111101110</text:span>10<text:span text:style-name="T2">0</text:span><text:span text:style-name="T3">1</text:span><text:span text:style-name="T4">1011</text:span></text:p>
          </table:table-cell>
          <table:table-cell office:value-type="string">
            <text:p><text:span text:style-name="T1">000100011011111111101110</text:span>10<text:span text:style-name="T2">0</text:span><text:span text:style-name="T3">0</text:span><text:span text:style-name="T4">1011</text:span>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Unused wall switch #3, right</text:p>
          </table:table-cell>
          <table:table-cell table:number-columns-repeated="2"/>
          <table:table-cell office:value-type="string">
            <text:p><text:span text:style-name="T1">000100011011111111101110</text:span>10<text:span text:style-name="T2">0</text:span><text:span text:style-name="T3">1</text:span><text:span text:style-name="T4">1010</text:span></text:p>
          </table:table-cell>
          <table:table-cell office:value-type="string">
            <text:p><text:span text:style-name="T1">000100011011111111101110</text:span>10<text:span text:style-name="T2">0</text:span><text:span text:style-name="T3">0</text:span><text:span text:style-name="T4">1010</text:span>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Nexa</text:p>
          </table:table-cell>
          <table:table-cell office:value-type="string">
            <text:p>WST-512</text:p>
          </table:table-cell>
          <table:table-cell office:value-type="string">
            <text:p>710-00WST0512-NESE0</text:p>
          </table:table-cell>
          <table:table-cell office:value-type="string">
            <text:p>Unused wall switch #1</text:p>
          </table:table-cell>
          <table:table-cell table:number-columns-repeated="1020"/>
        </table:table-row>
        <table:table-row table:style-name="ro1">
          <table:table-cell office:value-type="string">
            <text:p>Nexa</text:p>
          </table:table-cell>
          <table:table-cell office:value-type="string">
            <text:p>WST-512</text:p>
          </table:table-cell>
          <table:table-cell office:value-type="string">
            <text:p>710-00WST0512-NESE0</text:p>
          </table:table-cell>
          <table:table-cell office:value-type="string">
            <text:p>Unused wall switch #2</text:p>
          </table:table-cell>
          <table:table-cell table:number-columns-repeated="1020"/>
        </table:table-row>
        <table:table-row table:style-name="ro1">
          <table:table-cell office:value-type="string">
            <text:p>Nexa</text:p>
          </table:table-cell>
          <table:table-cell office:value-type="string">
            <text:p>LMST-606</text:p>
          </table:table-cell>
          <table:table-cell office:value-type="string">
            <text:p>710-00LMST0606000-NESE0</text:p>
          </table:table-cell>
          <table:table-cell table:style-name="ce2" office:value-type="string">
            <text:p>Magnetic switch, open=ON, closed=OFF</text:p>
          </table:table-cell>
          <table:table-cell table:number-columns-repeated="2"/>
          <table:table-cell office:value-type="string">
            <text:p><text:span text:style-name="T1">000111010001010111011101</text:span>100<text:span text:style-name="T3">1</text:span><text:span text:style-name="T4">1001</text:span></text:p>
          </table:table-cell>
          <table:table-cell office:value-type="string">
            <text:p><text:span text:style-name="T1">000111010001010111011101</text:span>10<text:span text:style-name="T2">0</text:span><text:span text:style-name="T3">0</text:span><text:span text:style-name="T4">1001</text:span></text:p>
          </table:table-cell>
          <table:table-cell office:value-type="float" office:value="31">
            <text:p>31</text:p>
          </table:table-cell>
          <table:table-cell table:number-columns-repeated="1015"/>
        </table:table-row>
        <table:table-row table:style-name="ro1" table:number-rows-repeated="60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0T12:45:08</meta:creation-date>
    <dc:date>2013-03-11T03:18:27</dc:date>
    <meta:editing-duration>PT14H18M9S</meta:editing-duration>
    <meta:editing-cycles>4</meta:editing-cycles>
    <meta:generator>LibreOffice/4.0.1.2$Linux_X86_64 LibreOffice_project/400m0$Build-2</meta:generator>
    <meta:document-statistic meta:table-count="1" meta:cell-count="391" meta:object-count="0"/>
  </office:meta>
</office:document-meta>
</file>